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S Shell Dlg 2" svg:font-family="'MS Shell Dlg 2'"/>
    <style:font-face style:name="OpenSymbol" svg:font-family="OpenSymbol"/>
    <style:font-face style:name="Tahoma1" svg:font-family="Tahoma"/>
    <style:font-face style:name="Lucida Console" svg:font-family="'Lucida Console'"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name-asian="Lucida Console" style:font-size-asian="12pt" style:font-name-complex="Lucida Console" style:font-size-complex="12pt"/>
    </style:style>
    <style:style style:name="P2" style:family="paragraph" style:parent-style-name="Standard">
      <style:text-properties style:font-name="Times New Roman" fo:font-size="12pt" style:font-name-asian="Lucida Console" style:font-size-asian="12pt" style:font-name-complex="Lucida Console" style:font-size-complex="12pt"/>
    </style:style>
    <style:style style:name="P3" style:family="paragraph" style:parent-style-name="Standard">
      <style:text-properties style:font-name="Times New Roman" fo:font-size="14pt" fo:font-weight="bold" style:font-name-asian="Lucida Console" style:font-size-asian="14pt" style:font-weight-asian="bold" style:font-name-complex="Lucida Console" style:font-size-complex="14pt"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margin-left="1.245cm" fo:margin-right="0cm" fo:text-indent="0cm" style:auto-text-indent="false"/>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T1" style:family="text">
      <style:text-properties style:font-name="Times New Roman" fo:font-size="12pt" style:font-name-asian="Lucida Console" style:font-size-asian="12pt" style:font-name-complex="Lucida Console" style:font-size-complex="12pt"/>
    </style:style>
    <style:style style:name="T2" style:family="text">
      <style:text-properties style:font-name="Times New Roman" fo:font-size="12pt" fo:font-weight="bold" style:font-name-asian="Lucida Console" style:font-size-asian="12pt" style:font-weight-asian="bold" style:font-name-complex="Lucida Console" style:font-size-complex="12pt" style:font-weight-complex="bold"/>
    </style:style>
    <style:style style:name="T3" style:family="text">
      <style:text-properties style:font-name="Times New Roman" fo:font-size="12pt" fo:font-weight="normal" style:font-name-asian="Lucida Console" style:font-size-asian="12pt" style:font-weight-asian="normal" style:font-name-complex="Lucida Console" style:font-size-complex="12pt" style:font-weight-complex="normal"/>
    </style:style>
    <style:style style:name="T4" style:family="text">
      <style:text-properties style:font-name="Times New Roman" style:font-name-asian="Lucida Console" style:font-name-complex="Lucida Console"/>
    </style:style>
    <style:style style:name="T5" style:family="text">
      <style:text-properties style:font-name="Courier New" fo:font-size="12pt" style:font-name-asian="Lucida Console" style:font-size-asian="12pt" style:font-name-complex="Lucida Console" style:font-size-complex="12pt"/>
    </style:style>
    <style:style style:name="T6" style:family="text">
      <style:text-properties style:font-name="Courier New" fo:font-size="12pt" style:font-name-asian="Courier" style:font-size-asian="12pt" style:font-name-complex="Courier" style:font-size-complex="12pt"/>
    </style:style>
    <style:style style:name="T7" style:family="text">
      <style:text-properties fo:font-style="italic" style:font-style-asian="italic" style:font-style-complex="italic"/>
    </style:style>
    <style:style style:name="T8" style:family="text">
      <style:text-properties style:font-name="Courier" fo:font-size="12pt" style:font-name-asian="Courier" style:font-size-asian="12pt" style:font-name-complex="Courier" style:font-size-complex="12pt"/>
    </style:style>
    <style:style style:name="T9" style:family="text">
      <style:text-properties style:font-name="Times New Roman" fo:font-size="12pt" style:font-name-asian="Courier" style:font-size-asian="12pt" style:font-name-complex="Courier" style:font-size-complex="12pt"/>
    </style:style>
    <style:style style:name="T10" style:family="text">
      <style:text-properties style:font-name="Times New Roman" fo:font-size="12pt" style:font-name-asian="Lucida Console" style:font-size-asian="12pt" style:font-name-complex="Lucida Console"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eauty of "Nothing"</text:p>
      <text:p text:style-name="P1"/>
      <text:p text:style-name="P1">I find it odd that, as a programmer, I've spent my entire working life dealing with numbers without actually thinking about them in great detail.</text:p>
      <text:p text:style-name="P1"/>
      <text:p text:style-name="P1">Why? <text:s/>Because that's what I was taught by the educational system and Western European culture I was brought up in. <text:s/>I was taught numbers and letters around the same time, in primary school. <text:s/>And, that's where they left it!</text:p>
      <text:p text:style-name="P1"/>
      <text:p text:style-name="P1">Well, I've decided to make up for that lost time and share one of the amazing things I've found after trying to throw off the some of the bad habits taught by our well meaning but sorely deficient educatioal system. <text:s/>But, first...</text:p>
      <text:p text:style-name="P1"/>
      <text:p text:style-name="P3">A short history of the number Zero...</text:p>
      <text:p text:style-name="P3"/>
      <text:p text:style-name="P1">You would think that, given the number of times a software developer uses the number Zero, we would all have a <text:s/>fairly good understanding of it, wouldn't you?</text:p>
      <text:p text:style-name="P1"/>
      <text:p text:style-name="P1">After all, computers work in "base two" and there's only the Zero and One. <text:s/>Zero is One of the Two digits in the binary system. <text:s/>Hold on, where did the Two come from? <text:s/>Now we've got three numbers in a binary system, how did that happen? <text:s/>That's for a different blog post, so back to the subject at hand...</text:p>
      <text:p text:style-name="P1"/>
      <text:p text:style-name="P1">We <text:span text:style-name="T7">should</text:span> have a good understanding of something we use every day, right?</text:p>
      <text:p text:style-name="P1"/>
      <text:p text:style-name="P1">It turns out that Zero is a "fairly recent" concept when it comes to human history.</text:p>
      <text:p text:style-name="P1"/>
      <text:p text:style-name="Standard"><text:span text:style-name="T1">The formal number Zero, as we use it today, didn't happen until around 628 AD (I'd call that "fairly recent"). <text:s/>It was introduced in a writing by an Indian scholar named </text:span>Brahmagupta<text:span text:style-name="T1">. <text:s/>And, when he first introduced it in a form approaching the modern cocept, he had some serious differences with how we use it today.</text:span></text:p>
      <text:p text:style-name="Standard"><text:span text:style-name="T1"/></text:p>
      <text:p text:style-name="P10"><text:span text:style-name="T2">Note:</text:span><text:span text:style-name="T1"> For more on this, Wikipedia's got a fascinating page about zero... </text:span><text:a xlink:type="simple" xlink:href="http://en.wikipedia.org/wiki/0_%28number%29"><text:span text:style-name="T1">http://en.wikipedia.org/wiki/0_%28number%29</text:span></text:a></text:p>
      <text:p text:style-name="Standard"><text:span text:style-name="T1"/></text:p>
      <text:p text:style-name="Standard"><text:span text:style-name="T1">As mentioned there, our formal use of Zero as a number introduced some problems... <text:s/>To get around these problems, software developers introduced the concept of </text:span><text:span text:style-name="T5">NaN</text:span><text:span text:style-name="T1">.</text:span></text:p>
      <text:p text:style-name="Standard"><text:span text:style-name="T1"/></text:p>
      <text:p text:style-name="Standard"><text:span text:style-name="T1">Software developers? <text:s/>Now THAT is what I'd call "very recent"!</text:span></text:p>
      <text:p text:style-name="Standard"><text:span text:style-name="T1"/></text:p>
      <text:p text:style-name="Standard"><text:span text:style-name="T1">Wow! <text:s/></text:span><text:span text:style-name="T5">NaN</text:span><text:span text:style-name="T1"> and Zero are related, and we did it a short while ago!!!</text:span></text:p>
      <text:p text:style-name="Standard"><text:span text:style-name="T1"/></text:p>
      <text:p text:style-name="Standard"><text:span text:style-name="T1">And, software developers kept at it... <text:s/>Null, Infinity, NaN, et cetera. <text:s/>None of which are, in mathematician's point of view, actually numbers. <text:s/>But, Zero is. <text:s/></text:span></text:p>
      <text:p text:style-name="Standard"><text:span text:style-name="T1"/></text:p>
      <text:p text:style-name="Standard"><text:span text:style-name="T1">And, daily, we all use these "obvious" concepts without really having a good feel for how they fit together. <text:s/>So...</text:span></text:p>
      <text:p text:style-name="Standard"><text:span text:style-name="T1"/></text:p>
      <text:p text:style-name="P3">Back to NOW...</text:p>
      <text:p text:style-name="P3"/>
      <text:p text:style-name="Standard"><text:span text:style-name="T1">I'm currently working on a long term project which, if successful, will give all of us software </text:span><text:soft-page-break/><text:span text:style-name="T1">developers a proper working environment, and the associated tools, which we should have been given with in the first place.</text:span></text:p>
      <text:p text:style-name="Standard"><text:span text:style-name="T1"/></text:p>
      <text:p text:style-name="Standard"><text:span text:style-name="T1">As such, I needed to form a detailed declaration of some of the fundamental concepts we deal with and how this framework defines them and treats them.</text:span></text:p>
      <text:p text:style-name="Standard"><text:span text:style-name="T1"/></text:p>
      <text:p text:style-name="Standard"><text:span text:style-name="T1">There's several things about computer software "languages" that have always bothered me, including...</text:span></text:p>
      <text:p text:style-name="Standard"><text:span text:style-name="T1"/></text:p>
      <text:list xml:id="list21659502" text:style-name="L1">
        <text:list-item>
          <text:p text:style-name="P4"><text:span text:style-name="T1">How come the maths guys get </text:span><text:span text:style-name="T5">NaN</text:span><text:span text:style-name="T1"> but we integer guys don't?</text:span></text:p>
        </text:list-item>
        <text:list-item>
          <text:p text:style-name="P4"><text:span text:style-name="T1">Why do these maths guys need floating point numbers anyway? <text:s/>Who are they trying to fool?</text:span></text:p>
        </text:list-item>
        <text:list-item>
          <text:p text:style-name="P4"><text:span text:style-name="T1">How come the maths guys have </text:span><text:span text:style-name="T5">NaN</text:span><text:span text:style-name="T1">, </text:span><text:span text:style-name="T5">Inf</text:span><text:span text:style-name="T1">, and a distinction between </text:span><text:span text:style-name="T5">+Inf</text:span><text:span text:style-name="T1"> and </text:span><text:span text:style-name="T5">-Inf</text:span><text:span text:style-name="T1">?</text:span></text:p>
        </text:list-item>
        <text:list-item>
          <text:p text:style-name="P4"><text:span text:style-name="T1">How come integer guys don't have that and only get "divide by zero exceptions" instead. <text:s/>Doesn't that piss you off?</text:span></text:p>
        </text:list-item>
        <text:list-item>
          <text:p text:style-name="P4"><text:span text:style-name="T1">Why do they always declare a pointer containing Zero, as "</text:span><text:span text:style-name="T5">NULL</text:span><text:span text:style-name="T1">" in C/C++?</text:span></text:p>
        </text:list-item>
        <text:list-item>
          <text:p text:style-name="P4"><text:span text:style-name="T1">Why is it that we have so many problems when we introduce and work with "signed numbers"?</text:span></text:p>
        </text:list-item>
        <text:list-item>
          <text:p text:style-name="P4"><text:span text:style-name="T1">How come SQL and Java get a proper </text:span><text:span text:style-name="T5">NULL</text:span><text:span text:style-name="T1"> and Python users get </text:span><text:span text:style-name="T5">None</text:span><text:span text:style-name="T1">, but we C/C++ and assembler developers don't?</text:span></text:p>
        </text:list-item>
        <text:list-item>
          <text:p text:style-name="P4"><text:span text:style-name="T1">How can you possibly apply the concept of </text:span><text:span text:style-name="T5">NULL</text:span><text:span text:style-name="T1"> to Boolean variables in a procedural software language ? (Oracle's PL/SQL tried but it didn't work out too well!)</text:span></text:p>
        </text:list-item>
        <text:list-item>
          <text:p text:style-name="P4"><text:span text:style-name="T1">How come there's always one more negative number than there is positive numbers (the ranges -128..127 and -32768..32767 for example!)</text:span></text:p>
          <text:p text:style-name="P4"><text:span text:style-name="T1"/></text:p>
        </text:list-item>
      </text:list>
      <text:p text:style-name="Standard"><text:span text:style-name="T1">Basically, I figure these questions can be examined by separating them into two distinct areas...</text:span></text:p>
      <text:p text:style-name="Standard"><text:span text:style-name="T1"/></text:p>
      <text:list xml:id="list21712775" text:style-name="L2">
        <text:list-item>
          <text:p text:style-name="P5"><text:span text:style-name="T1">Zero, Null, NaN, Infinity, "uninitialised", and "unspecified"</text:span></text:p>
        </text:list-item>
        <text:list-item>
          <text:p text:style-name="P5"><text:span text:style-name="T1">Signed numbers versus unsigned numbers</text:span></text:p>
        </text:list-item>
      </text:list>
      <text:p text:style-name="Standard"><text:span text:style-name="T1"/></text:p>
      <text:p text:style-name="Standard"><text:span text:style-name="T1">The second subject will be discussed in more detail a later blog post whereas the first one is the most fundamental one. <text:s/>And I had missed out on it entirely in my earlier programming life (silly me!)...</text:span></text:p>
      <text:p text:style-name="Standard"><text:span text:style-name="T1"/></text:p>
      <text:p text:style-name="P8"><text:span text:style-name="T4">Here's my way of doing it...</text:span></text:p>
      <text:p text:style-name="P8"><text:span text:style-name="T4"/></text:p>
      <text:p text:style-name="Standard"><text:span text:style-name="T1">Since </text:span><text:span text:style-name="T5">Zero</text:span><text:span text:style-name="T1">, </text:span><text:span text:style-name="T5">Null</text:span><text:span text:style-name="T1">, </text:span><text:span text:style-name="T5">NaN</text:span><text:span text:style-name="T1">, </text:span><text:span text:style-name="T5">Infinity</text:span><text:span text:style-name="T1"> (</text:span><text:span text:style-name="T5">Inf</text:span><text:span text:style-name="T1"> in the floating point world), "uninitialised", and "unspecified" have so many things in common. <text:s/>So, I figure that I'll lump them all together into the <text:s/>concept of "Nothing" (hence the blog title).</text:span></text:p>
      <text:p text:style-name="Standard"><text:span text:style-name="T1"/></text:p>
      <text:p text:style-name="Standard"><text:span text:style-name="T1">I find the concept of "Nothingness" quite fascinating. <text:s/>More to the point, it's such a useful concept, when put into practice, that it becomes "beautiful".</text:span></text:p>
      <text:p text:style-name="Standard"><text:span text:style-name="T1"/></text:p>
      <text:p text:style-name="Standard"><text:span text:style-name="T1">This isn't necessarily beauty in the asthetic or visual sense, more the geekdom sense of beauty... <text:s/>Something that as a software developer, and once you've got your head around, it cleans up a hell of a lot of your code and you wonder why nobody else seems to be doing it and why you weren't given this when you started out!</text:span></text:p>
      <text:p text:style-name="Standard"><text:span text:style-name="T1"/></text:p>
      <text:p text:style-name="Standard"><text:span text:style-name="T1">Here's what I've done, and I hope all integer software developers out there may take this up as well because it's incredibly useful... <text:s/>I've started with some basic declarations...</text:span></text:p>
      <text:p text:style-name="Standard"><text:span text:style-name="T1"/></text:p>
      <text:p text:style-name="P10"><text:soft-page-break/><text:span text:style-name="T2">Point 1:</text:span><text:span text:style-name="T1"> Signed numbers are used for different things than unsigned numbers</text:span></text:p>
      <text:p text:style-name="P10"><text:span text:style-name="T1"/></text:p>
      <text:p text:style-name="P10"><text:span text:style-name="T2">Point 2:</text:span><text:span text:style-name="T1"> Zero is Zero for both signed and unsigned numbers</text:span></text:p>
      <text:p text:style-name="P10"><text:span text:style-name="T1"/></text:p>
      <text:p text:style-name="P10"><text:span text:style-name="T2">Point 3:</text:span><text:span text:style-name="T1"> Signed NaN is the weird two's complement extra negative number</text:span></text:p>
      <text:p text:style-name="P10"><text:span text:style-name="T1"/></text:p>
      <text:p text:style-name="P10"><text:span text:style-name="T2">Point 4:</text:span><text:span text:style-name="T1"> Unsigned NaN is the weird one's complement extra number... "negative zero"</text:span></text:p>
      <text:p text:style-name="P10"><text:span text:style-name="T1"/></text:p>
      <text:p text:style-name="Standard"><text:span text:style-name="T1">So, let's examine these points/assertions and see how they work out and where they take us...</text:span></text:p>
      <text:p text:style-name="Standard"><text:span text:style-name="T1"/></text:p>
      <text:p text:style-name="P6"><text:span text:style-name="T1">Point 1... Signed versus Unsigned numbers</text:span></text:p>
      <text:p text:style-name="P6"><text:span text:style-name="T1"/></text:p>
      <text:p text:style-name="Standard"><text:span text:style-name="T1">Unsigned numbers generally indicate "absolute things" like... square roots, prime numbers, memory addresses, array subscripts/indexes, and so on.</text:span></text:p>
      <text:p text:style-name="Standard"><text:span text:style-name="T1"/></text:p>
      <text:p text:style-name="Standard"><text:span text:style-name="T1">You notice I put square roots, absolute values, and prime numbers in there? <text:s/>That's because, although they're slightly foreign to most integer minded software developers, they're absolutes too. <text:s/>Just like the other absolute concepts like standard units of <text:s/>lengths, areas, volumes, time, and computer "data sizes" like kilobytes, megabytes and gigabytes.</text:span></text:p>
      <text:p text:style-name="Standard"><text:span text:style-name="T1"/></text:p>
      <text:p text:style-name="Standard"><text:span text:style-name="T1">Although mathematicians like pointing out that there's a "</text:span><text:span text:style-name="T6">±</text:span><text:span text:style-name="T9">" component of </text:span><text:span text:style-name="T1">square roots, who talks about negative lengths, volumes, areas, et cetera, without throwing another concept in there along with it (like direction instead of length)? <text:s text:c="2"/>Few practical mathematicians or engineers go on about negative prime numbers or negative absolute numbers, do they?</text:span></text:p>
      <text:p text:style-name="Standard"><text:span text:style-name="T1"/></text:p>
      <text:p text:style-name="Standard"><text:span text:style-name="T1">I'll suggest that if someone tried selling you a negative car, a negative acre of land, or a negative weight of something you would start getting suspcious very quickly. <text:s/>Just as you would get suspicious if someone told you they worked "negative 40 hours last week". <text:s/>Sorry, but they're throwing another concept in there!</text:span></text:p>
      <text:p text:style-name="Standard"><text:span text:style-name="T1"/></text:p>
      <text:p text:style-name="Standard"><text:span text:style-name="T1">Signed values are generally used to indicate "positional things" like... direction, actions (like subtraction versus additio), et cetera.</text:span></text:p>
      <text:p text:style-name="Standard"><text:span text:style-name="T1"/></text:p>
      <text:p text:style-name="Standard"><text:span text:style-name="T1">From what I've experienced, most programmers typically use signed numbers mainly because whatever language they're programming in makes "signed" the default for numbers.</text:span></text:p>
      <text:p text:style-name="Standard"><text:span text:style-name="T1"/></text:p>
      <text:p text:style-name="Standard"><text:span text:style-name="T1">Even so, I feel it's important to think about what the numbers you're glibly throwing about in your code "really mean", isn't it? <text:s/>If you don't pay attention to these things you're in for a bug or two!!!</text:span></text:p>
      <text:p text:style-name="Standard"><text:span text:style-name="T1"/></text:p>
      <text:p text:style-name="P6"><text:span text:style-name="T1">Point 2... Zero is Zero</text:span><text:span text:style-name="T3"> or </text:span><text:span text:style-name="T1">"there is no negative Zero, is there?"</text:span></text:p>
      <text:p text:style-name="P6"><text:span text:style-name="T1"/></text:p>
      <text:p text:style-name="Standard"><text:span text:style-name="T1">This may seem "obvious", but there is and has been negative zeros in the computing universe... <text:s/>There was lots of soul searching earlier on in the computer industry, about "one's complement" versus "two's complement" computing.</text:span></text:p>
      <text:p text:style-name="Standard"><text:span text:style-name="T1"/></text:p>
      <text:p text:style-name="Standard"><text:span text:style-name="T1">With "one's complement" you get a negative Zero. <text:s/>With "two's complement" you don't, but you get a extra negative number. <text:s/>Funny how that seems to be missed when most people are taught programming. <text:s/>Another deficiency in our educational system?</text:span></text:p>
      <text:p text:style-name="Standard"><text:span text:style-name="T1"/></text:p>
      <text:p text:style-name="Standard"><text:span text:style-name="T1">Actually, there's a "ten's complement" system too! <text:s/>Look here for a more detailed discussion about it...</text:span></text:p>
      <text:p text:style-name="Standard"><text:span text:style-name="T1"/></text:p>
      <text:p text:style-name="P10"><text:soft-page-break/><text:a xlink:type="simple" xlink:href="http://en.wikipedia.org/wiki/Method_of_complements"><text:span text:style-name="T1">http://en.wikipedia.org/wiki/Method_of_complements</text:span></text:a></text:p>
      <text:p text:style-name="Standard"><text:span text:style-name="T1"/></text:p>
      <text:p text:style-name="Standard"><text:span text:style-name="T1">If you look into that Wikipedia article, you'll see that there's a historical and mechanical engineering reason to have negative zero.</text:span></text:p>
      <text:p text:style-name="Standard"><text:span text:style-name="T1"/></text:p>
      <text:p text:style-name="Standard"><text:span text:style-name="T1">It all depends on what you're trying to accomplish. <text:s/>It's NOT the number Zero that's the problem, it's what you're trying to do and the tools you have your disposal.</text:span></text:p>
      <text:p text:style-name="Standard"><text:span text:style-name="T1"/></text:p>
      <text:p text:style-name="Standard"><text:span text:style-name="T1">Still, for most programmers, this subtle interplay between "meaning" and "numbers" gets lost or confused. <text:s/>Such is life.</text:span></text:p>
      <text:p text:style-name="Standard"><text:span text:style-name="T1"/></text:p>
      <text:p text:style-name="Standard"><text:span text:style-name="T2">Point 3... Signed NaN is the weird two's complement extra negative number</text:span></text:p>
      <text:p text:style-name="Standard"><text:span text:style-name="T2"><text:s text:c="2"/></text:span><text:span text:style-name="T3">and</text:span></text:p>
      <text:p text:style-name="P11"><text:span text:style-name="T2">Point 4... Unsigned NaN is the weird one's complement extra number... "negative zero"</text:span></text:p>
      <text:p text:style-name="P11"><text:span text:style-name="T1"/></text:p>
      <text:p text:style-name="P7"><text:span text:style-name="T1">What I've decided to do is to declare, in my framework, that there's two NaNs, just like there's two Zeros and two Inifinities.</text:span></text:p>
      <text:p text:style-name="P7"><text:span text:style-name="T1"/></text:p>
      <text:p text:style-name="P7"><text:span text:style-name="T1">It's all down to signed versus unsigned numbers. <text:s/>And it all fits together...</text:span></text:p>
      <text:p text:style-name="P7"><text:span text:style-name="T1"/></text:p>
      <text:p text:style-name="P7"><text:span text:style-name="T1">Since, with unsigned numbers, we all seem to be perfectly having NULL be Zero since nobody can normally get to address </text:span><text:span text:style-name="T5">0x00000000</text:span><text:span text:style-name="T1"> in memory, I figure that nobody can usually get to address </text:span><text:span text:style-name="T5">0xFFFFFFFF</text:span><text:span text:style-name="T1"> either.</text:span></text:p>
      <text:p text:style-name="P7"><text:span text:style-name="T1"/></text:p>
      <text:p text:style-name="P7"><text:span text:style-name="T1">So, since you're not using a sign bit here, I've decided that </text:span><text:span text:style-name="T5">NaN</text:span><text:span text:style-name="T1"> does exist for unsigned numbers and it's </text:span><text:span text:style-name="T5">0xFFFFFFFF</text:span><text:span text:style-name="T1">, or the one's complement of Zero!</text:span></text:p>
      <text:p text:style-name="P7"><text:span text:style-name="T1"/></text:p>
      <text:p text:style-name="P7"><text:span text:style-name="T1">Since, with signed numbers, you get that extra negative number </text:span><text:span text:style-name="T5">0x80000000</text:span><text:span text:style-name="T1"> -- and I'm clearly talking 32-bit numbers here, just for clarity's sake -- who really codes depending on that special negative number anyway?</text:span></text:p>
      <text:p text:style-name="P7"><text:span text:style-name="T1"/></text:p>
      <text:p text:style-name="P7"><text:span text:style-name="T1">I do! <text:s/>It's "signed </text:span><text:span text:style-name="T5">NaN</text:span><text:span text:style-name="T1">", or</text:span><text:span text:style-name="T1"> the two's complement of Zero.</text:span></text:p>
      <text:p text:style-name="P7"><text:span text:style-name="T1"/></text:p>
      <text:p text:style-name="P7"><text:span text:style-name="T1">So, here we have Zero being the complement of </text:span><text:span text:style-name="T5">NaN</text:span><text:span text:style-name="T1">, and it's all working together in harmony.</text:span></text:p>
      <text:p text:style-name="P7"><text:span text:style-name="T1"/></text:p>
      <text:p text:style-name="P7"><text:span text:style-name="T1">Cool!</text:span></text:p>
      <text:p text:style-name="P7"><text:span text:style-name="T1"/></text:p>
      <text:p text:style-name="P8"><text:span text:style-name="T4">So, where does Null fit in?</text:span></text:p>
      <text:p text:style-name="P8"><text:span text:style-name="T4"/></text:p>
      <text:p text:style-name="P7"><text:span text:style-name="T1">Easy, anywhere you want! <text:s/>Use signed </text:span><text:span text:style-name="T5">NaN</text:span><text:span text:style-name="T1"> or unsigned </text:span><text:span text:style-name="T5">NaN</text:span><text:span text:style-name="T1">. <text:s/></text:span></text:p>
      <text:p text:style-name="P7"><text:span text:style-name="T1"/></text:p>
      <text:p text:style-name="P7"><text:span text:style-name="T1">Take your pick, it doesn't matter to me. <text:s/>It's entirely up to you. <text:s/>But, you can do it now with integers <text:s/>in C/C++ or any other programming language whether they give it to you or not!</text:span></text:p>
      <text:p text:style-name="P7"><text:span text:style-name="T1"/></text:p>
      <text:p text:style-name="P7"><text:span text:style-name="T1">In fact, </text:span><text:span text:style-name="T5">Null</text:span><text:span text:style-name="T1"> and </text:span><text:span text:style-name="T5">NaN</text:span><text:span text:style-name="T1"> both fit in perfectly with the concepts of "not specified" and "not initialised".</text:span></text:p>
      <text:p text:style-name="P7"><text:span text:style-name="T1"/></text:p>
      <text:p text:style-name="P7"><text:span text:style-name="T1">So much so that I use </text:span><text:span text:style-name="T5">0xFF</text:span><text:span text:style-name="T1"> to initialise newly allocated memory instead of 0x00.</text:span></text:p>
      <text:p text:style-name="P7"><text:span text:style-name="T1"/></text:p>
      <text:p text:style-name="P7"><text:span text:style-name="T1">What!!!! <text:s/>Yep, and it sticks out like sore thumb in any debugger you happen to be using. <text:s/>It catches your debugging eye much more than </text:span><text:span text:style-name="T5">0x00</text:span><text:span text:style-name="T1"> does regardless of which debugger you happen to be </text:span><text:soft-page-break/><text:span text:style-name="T1">using!!!</text:span></text:p>
      <text:p text:style-name="P7"><text:span text:style-name="T1"/></text:p>
      <text:p text:style-name="P9"><text:span text:style-name="T4">. . .</text:span></text:p>
      <text:p text:style-name="P7"><text:span text:style-name="T1"/></text:p>
      <text:p text:style-name="P7"><text:span text:style-name="T1">So, there I've gone and said it. <text:s/>I've thrown down the gauntlet and attempted to explain the Beauty of "Nothing" at the same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S Shell Dlg 2" svg:font-family="'MS Shell Dlg 2'"/>
    <style:font-face style:name="OpenSymbol" svg:font-family="OpenSymbol"/>
    <style:font-face style:name="Tahoma1" svg:font-family="Tahoma"/>
    <style:font-face style:name="Lucida Console" svg:font-family="'Lucida Console'" style:font-pitch="fixed"/>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7H26M5S</meta:editing-duration>
    <meta:editing-cycles>9</meta:editing-cycles>
    <meta:generator>OpenOffice.org/3.3$Win32 OpenOffice.org_project/330m20$Build-9567</meta:generator>
    <dc:date>2011-07-17T03:56:48.83</dc:date>
    <dc:creator>Bruce Ferris</dc:creator>
    <meta:document-statistic meta:table-count="0" meta:image-count="0" meta:object-count="0" meta:page-count="5" meta:paragraph-count="78" meta:word-count="1706" meta:character-count="10095"/>
    <meta:user-defined meta:name="Info 1"/>
    <meta:user-defined meta:name="Info 2"/>
    <meta:user-defined meta:name="Info 3"/>
    <meta:user-defined meta:name="Info 4"/>
  </office:meta>
</office:document-meta>
</file>